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a933" officeooo:rsid="000a639d" officeooo:paragraph-rsid="0094fc42"/>
    </style:style>
    <style:style style:name="P2" style:family="paragraph" style:parent-style-name="Standard">
      <style:text-properties fo:color="#ff0000" officeooo:rsid="000a639d" officeooo:paragraph-rsid="0094fc42"/>
    </style:style>
    <style:style style:name="P3" style:family="paragraph" style:parent-style-name="Standard">
      <style:text-properties fo:color="#ff0000" officeooo:rsid="009f74f2" officeooo:paragraph-rsid="0094fc42"/>
    </style:style>
    <style:style style:name="P4" style:family="paragraph" style:parent-style-name="Standard">
      <style:text-properties fo:color="#ff0000" officeooo:rsid="00a84a8c" officeooo:paragraph-rsid="0094fc42"/>
    </style:style>
    <style:style style:name="P5" style:family="paragraph" style:parent-style-name="Standard">
      <style:text-properties fo:color="#2a6099" officeooo:rsid="000a639d" officeooo:paragraph-rsid="0094fc42"/>
    </style:style>
    <style:style style:name="P6" style:family="paragraph" style:parent-style-name="Standard">
      <style:text-properties fo:color="#000000" officeooo:rsid="0094fc42" officeooo:paragraph-rsid="0094fc42"/>
    </style:style>
    <style:style style:name="P7" style:family="paragraph" style:parent-style-name="Standard">
      <style:text-properties fo:color="#000000" officeooo:rsid="009964f4" officeooo:paragraph-rsid="009964f4"/>
    </style:style>
    <style:style style:name="P8" style:family="paragraph" style:parent-style-name="Standard">
      <style:text-properties fo:color="#000000" officeooo:rsid="009f74f2" officeooo:paragraph-rsid="009f74f2"/>
    </style:style>
    <style:style style:name="P9" style:family="paragraph" style:parent-style-name="Standard">
      <style:text-properties fo:color="#000000" officeooo:rsid="00a3779a" officeooo:paragraph-rsid="00a3779a"/>
    </style:style>
    <style:style style:name="P10" style:family="paragraph" style:parent-style-name="Standard">
      <style:text-properties fo:color="#000000" officeooo:rsid="00a84a8c" officeooo:paragraph-rsid="00a84a8c"/>
    </style:style>
    <style:style style:name="P11" style:family="paragraph" style:parent-style-name="Standard">
      <style:text-properties fo:color="#000000" officeooo:rsid="00aabf3f" officeooo:paragraph-rsid="00aabf3f"/>
    </style:style>
    <style:style style:name="P12" style:family="paragraph" style:parent-style-name="Standard">
      <style:text-properties fo:color="#000000" officeooo:rsid="00ab8e42" officeooo:paragraph-rsid="00ab8e42"/>
    </style:style>
    <style:style style:name="P13" style:family="paragraph" style:parent-style-name="Standard">
      <style:text-properties fo:color="#000000" officeooo:rsid="00ae60d3" officeooo:paragraph-rsid="00ae60d3"/>
    </style:style>
    <style:style style:name="P14" style:family="paragraph" style:parent-style-name="Standard">
      <style:text-properties fo:color="#8d1d75" officeooo:rsid="00a58af9" officeooo:paragraph-rsid="00a58af9"/>
    </style:style>
    <style:style style:name="P15" style:family="paragraph" style:parent-style-name="Standard" style:list-style-name="L8">
      <style:text-properties fo:color="#ff0000" officeooo:rsid="009964f4" officeooo:paragraph-rsid="009964f4"/>
    </style:style>
    <style:style style:name="P16" style:family="paragraph" style:parent-style-name="Standard" style:list-style-name="L8">
      <style:text-properties fo:color="#ff0000" officeooo:rsid="0099e73a" officeooo:paragraph-rsid="0099e73a"/>
    </style:style>
    <style:style style:name="P17" style:family="paragraph" style:parent-style-name="Standard" style:list-style-name="L9">
      <style:text-properties fo:color="#ff0000" officeooo:rsid="0094fc42" officeooo:paragraph-rsid="0094fc42"/>
    </style:style>
    <style:style style:name="P18" style:family="paragraph" style:parent-style-name="Standard">
      <style:text-properties fo:color="#ff0000" officeooo:rsid="00a84a8c" officeooo:paragraph-rsid="0094fc42"/>
    </style:style>
    <style:style style:name="P19" style:family="paragraph" style:parent-style-name="Standard" style:list-style-name="L11">
      <style:text-properties fo:color="#ff0000" officeooo:rsid="00b075c7" officeooo:paragraph-rsid="00b075c7"/>
    </style:style>
    <style:style style:name="P20" style:family="paragraph" style:parent-style-name="Standard" style:list-style-name="L12">
      <style:text-properties fo:color="#ff0000" officeooo:rsid="00b22e8a" officeooo:paragraph-rsid="00b22e8a"/>
    </style:style>
    <style:style style:name="P21" style:family="paragraph" style:parent-style-name="Standard" style:list-style-name="L3">
      <style:text-properties fo:color="#00a933" officeooo:rsid="00aabf3f" officeooo:paragraph-rsid="00aabf3f"/>
    </style:style>
    <style:style style:name="P22" style:family="paragraph" style:parent-style-name="Standard" style:list-style-name="L4">
      <style:text-properties fo:color="#00a933" officeooo:rsid="00aabf3f" officeooo:paragraph-rsid="00aabf3f"/>
    </style:style>
    <style:style style:name="P23" style:family="paragraph" style:parent-style-name="Standard" style:list-style-name="L4">
      <style:text-properties fo:color="#00a933" officeooo:rsid="00a84a8c" officeooo:paragraph-rsid="00a84a8c"/>
    </style:style>
    <style:style style:name="P24" style:family="paragraph" style:parent-style-name="Standard" style:list-style-name="L5">
      <style:text-properties fo:color="#00a933" officeooo:rsid="00a5397b" officeooo:paragraph-rsid="00a5397b"/>
    </style:style>
    <style:style style:name="P25" style:family="paragraph" style:parent-style-name="Standard" style:list-style-name="L6">
      <style:text-properties fo:color="#00a933" officeooo:rsid="00a3779a" officeooo:paragraph-rsid="00a3779a"/>
    </style:style>
    <style:style style:name="P26" style:family="paragraph" style:parent-style-name="Standard" style:list-style-name="L7">
      <style:text-properties fo:color="#00a933" officeooo:rsid="009f74f2" officeooo:paragraph-rsid="009f74f2"/>
    </style:style>
    <style:style style:name="P27" style:family="paragraph" style:parent-style-name="Standard" style:list-style-name="L7">
      <style:text-properties fo:color="#00a933" officeooo:rsid="00a06e86" officeooo:paragraph-rsid="00a06e86"/>
    </style:style>
    <style:style style:name="P28" style:family="paragraph" style:parent-style-name="Standard" style:list-style-name="L9">
      <style:text-properties fo:color="#00a933" officeooo:rsid="0094fc42" officeooo:paragraph-rsid="0094fc42"/>
    </style:style>
    <style:style style:name="P29" style:family="paragraph" style:parent-style-name="Standard" style:list-style-name="L10">
      <style:text-properties fo:color="#00a933" officeooo:rsid="00ae60d3" officeooo:paragraph-rsid="00b004f2"/>
    </style:style>
    <style:style style:name="P30" style:family="paragraph" style:parent-style-name="Standard" style:list-style-name="L1">
      <style:text-properties fo:color="#00a933" officeooo:rsid="00ae60d3" officeooo:paragraph-rsid="00ae60d3"/>
    </style:style>
    <style:style style:name="P31" style:family="paragraph" style:parent-style-name="Standard" style:list-style-name="L10">
      <style:text-properties fo:color="#00a933" officeooo:rsid="00b004f2" officeooo:paragraph-rsid="00b004f2"/>
    </style:style>
    <style:style style:name="P32" style:family="paragraph" style:parent-style-name="Standard" style:list-style-name="L2">
      <style:text-properties fo:color="#00a933" officeooo:rsid="00ad6551" officeooo:paragraph-rsid="00ad6551"/>
    </style:style>
    <style:style style:name="P33" style:family="paragraph" style:parent-style-name="Standard" style:list-style-name="L6">
      <style:text-properties fo:color="#8d1d75" officeooo:rsid="00a3779a" officeooo:paragraph-rsid="00a3779a"/>
    </style:style>
    <style:style style:name="P34" style:family="paragraph" style:parent-style-name="Standard" style:list-style-name="L2">
      <style:text-properties fo:color="#8d1d75" officeooo:rsid="00ae32ec" officeooo:paragraph-rsid="00ae32ec"/>
    </style:style>
    <style:style style:name="P35" style:family="paragraph" style:parent-style-name="Standard">
      <style:text-properties fo:color="#000000" officeooo:rsid="00b004f2" officeooo:paragraph-rsid="00b004f2"/>
    </style:style>
    <style:style style:name="P36" style:family="paragraph" style:parent-style-name="Standard">
      <style:text-properties fo:color="#000000" officeooo:rsid="00b075c7" officeooo:paragraph-rsid="00b075c7"/>
    </style:style>
    <style:style style:name="P37" style:family="paragraph" style:parent-style-name="Standard">
      <style:text-properties fo:color="#000000" officeooo:rsid="00b22e8a" officeooo:paragraph-rsid="00b22e8a"/>
    </style:style>
    <style:style style:name="T1" style:family="text">
      <style:text-properties officeooo:rsid="00988ab4"/>
    </style:style>
    <style:style style:name="T2" style:family="text">
      <style:text-properties officeooo:rsid="00a221cb"/>
    </style:style>
    <style:style style:name="T3" style:family="text">
      <style:text-properties officeooo:rsid="00a06e86"/>
    </style:style>
    <style:style style:name="T4" style:family="text">
      <style:text-properties officeooo:rsid="00a58018"/>
    </style:style>
    <style:style style:name="T5" style:family="text">
      <style:text-properties officeooo:rsid="00a6f0d0"/>
    </style:style>
    <style:style style:name="T6" style:family="text">
      <style:text-properties officeooo:rsid="00a7523f"/>
    </style:style>
    <style:style style:name="T7" style:family="text">
      <style:text-properties officeooo:rsid="00aabf3f"/>
    </style:style>
    <style:style style:name="T8" style:family="text">
      <style:text-properties officeooo:rsid="00ab8e42"/>
    </style:style>
    <style:style style:name="T9" style:family="text">
      <style:text-properties officeooo:rsid="00aec930"/>
    </style:style>
    <style:style style:name="T10" style:family="text">
      <style:text-properties officeooo:rsid="00b004f2"/>
    </style:style>
    <style:style style:name="T11" style:family="text">
      <style:text-properties officeooo:rsid="00b13504"/>
    </style:style>
    <style:style style:name="T12" style:family="text">
      <style:text-properties officeooo:rsid="00b22e8a"/>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1">DONE</text:p>
      <text:p text:style-name="P5">USABLE BUT CAN PROBABLY BE IMPROVED/OPTIMIZED</text:p>
      <text:p text:style-name="P14">CANCELED NO LONGER NEEDED</text:p>
      <text:p text:style-name="P4"/>
      <text:p text:style-name="P36">Backlog (Do at some point):</text:p>
      <text:list xml:id="list2163950903" text:style-name="L11">
        <text:list-item>
          <text:p text:style-name="P19">Fix rendering so transparent fragments don’t block out opaque fragments.</text:p>
        </text:list-item>
      </text:list>
      <text:p text:style-name="P4"/>
      <text:p text:style-name="P37">Goal(5/24/2021 – 5/30/2021):</text:p>
      <text:list xml:id="list2033342361" text:style-name="L12">
        <text:list-item>
          <text:p text:style-name="P20">Create branching level selection</text:p>
        </text:list-item>
      </text:list>
      <text:p text:style-name="P4"/>
      <text:p text:style-name="P35">Goal(5/17/2021 – 5/2<text:span text:style-name="T12">3</text:span>/2021):</text:p>
      <text:list xml:id="list3814980687" text:style-name="L10">
        <text:list-item>
          <text:p text:style-name="P29">Finish up previous level design goal <text:span text:style-name="T10">(For real this time now that school is over!)</text:span></text:p>
          <text:list>
            <text:list-item>
              <text:p text:style-name="P31">No need to experiment with shards. Players can simply walk past enemies to pick them up. For now, just have players kill all enemies <text:span text:style-name="T11">(5/22/2021)</text:span></text:p>
            </text:list-item>
          </text:list>
        </text:list-item>
      </text:list>
      <text:p text:style-name="P4"/>
      <text:p text:style-name="P13">Goal(5/3/2021 – 5/<text:span text:style-name="T9">16</text:span>/2021 (deadline extended due to school stuff)): </text:p>
      <text:list xml:id="list1853393576" text:style-name="L1">
        <text:list-item>
          <text:p text:style-name="P30">Finish up previous level design goal <text:span text:style-name="T12">(5/22/2021)</text:span></text:p>
        </text:list-item>
      </text:list>
      <text:p text:style-name="P4"/>
      <text:p text:style-name="P12">Goal(4/27/2021 – 5/3/2021)</text:p>
      <text:list xml:id="list2277849476" text:style-name="L2">
        <text:list-item>
          <text:p text:style-name="P32">Experiment with level design:</text:p>
          <text:list>
            <text:list-item>
              <text:p text:style-name="P32">Have multiple small rooms that have a set amount of enemies, with an exit opening up when the enemies are all killed. A final room sends the player back to the map. <text:span text:style-name="T12">(5/22/2021)</text:span></text:p>
            </text:list-item>
            <text:list-item>
              <text:p text:style-name="P34">Similar to the above one but instead of killing all enemies, one collects shards instead</text:p>
            </text:list-item>
          </text:list>
        </text:list-item>
      </text:list>
      <text:p text:style-name="P4"/>
      <text:p text:style-name="P11">Goal(4/19/2021 – 4/26/2021):</text:p>
      <text:list xml:id="list2322000862" text:style-name="L3">
        <text:list-item>
          <text:p text:style-name="P21">Fix UI to show attack cooldowns <text:span text:style-name="T8">(4/20/2021)</text:span></text:p>
        </text:list-item>
        <text:list-item>
          <text:p text:style-name="P21">Make attacks: <text:span text:style-name="T8">(4/20/2021, that was easy)</text:span></text:p>
          <text:list>
            <text:list-item>
              <text:p text:style-name="P21">Basic attack: short cooldown, shoots one bullet</text:p>
            </text:list-item>
            <text:list-item>
              <text:p text:style-name="P21">Secondary attack: Shoots 3 bullets rapidly</text:p>
            </text:list-item>
            <text:list-item>
              <text:p text:style-name="P21">Special attack: Shoots bullets around the player</text:p>
            </text:list-item>
          </text:list>
        </text:list-item>
      </text:list>
      <text:p text:style-name="P4"/>
      <text:p text:style-name="P10">Goal (4/12/2021 – 4/18/2021):</text:p>
      <text:list xml:id="list3503433499" text:style-name="L4">
        <text:list-item>
          <text:p text:style-name="P23">Finish Dinosaur from last week <text:span text:style-name="T7">(4/18/2021)</text:span></text:p>
          <text:list>
            <text:list-item>
              <text:p text:style-name="P22">Managed to finish the actual force stuff easily but then there had to be additional code to make sure the pushes couldn’t glitch the player through walls. Also had to make sure that HitboxAttacks only spawn one hitbox at a time, which was a whole rabbit hole that involved reimplementing HitboxComponent as a ProjectileComponent.</text:p>
            </text:list-item>
          </text:list>
        </text:list-item>
      </text:list>
      <text:p text:style-name="P3"/>
      <text:p text:style-name="P9">Goal (4/5/2021 – 4/11/2021):</text:p>
      <text:list xml:id="list4036342173" text:style-name="L5">
        <text:list-item>
          <text:p text:style-name="P24">Have AttackAnt stop when shooting <text:span text:style-name="T4">(4/5/2021)</text:span></text:p>
        </text:list-item>
      </text:list>
      <text:list xml:id="list777493786" text:style-name="L6">
        <text:list-item>
          <text:p text:style-name="P33">Implement a system to allow animation frames to be of different sizes <text:span text:style-name="T5">(4/6/2021)</text:span></text:p>
          <text:list>
            <text:list-item>
              <text:p text:style-name="P33">Create a way to extract each individual frame, even if they are of different sizes</text:p>
            </text:list-item>
            <text:list-item>
              <text:p text:style-name="P33">load Individual frames into an animations <text:span text:style-name="T5">(Developed a Python script to “pad” smaller frames with blank space)</text:span></text:p>
            </text:list-item>
          </text:list>
        </text:list-item>
        <text:list-item>
          <text:p text:style-name="P25"><text:soft-page-break/>Implement dinosaur <text:span text:style-name="T6">(4/11/2021, Dinosaur attack cooldown and knockback force still needs to be tweeked) (4/18/2021, see log above)</text:span></text:p>
          <text:list>
            <text:list-item>
              <text:p text:style-name="P25">have dinosaur knock the user back when attacking</text:p>
            </text:list-item>
          </text:list>
        </text:list-item>
      </text:list>
      <text:p text:style-name="P3"/>
      <text:p text:style-name="P8">Goal (3/29/2021 – 4/4/2021):</text:p>
      <text:list xml:id="list3327381535" text:style-name="L7">
        <text:list-item>
          <text:p text:style-name="P26">Implement TurtFrog <text:span text:style-name="T2">(4/3/2021)</text:span></text:p>
          <text:list>
            <text:list-item>
              <text:p text:style-name="P26">Have TurtFrog have two separate animations: walking and attacking</text:p>
            </text:list-item>
            <text:list-item>
              <text:p text:style-name="P26">Have TurtFrog lunge when attacking</text:p>
            </text:list-item>
          </text:list>
        </text:list-item>
        <text:list-item>
          <text:p text:style-name="P26">Implement <text:span text:style-name="T3">Attack Ant (4/4/2021)</text:span></text:p>
          <text:list>
            <text:list-item>
              <text:p text:style-name="P27"><text:span text:style-name="T3">H</text:span>ave Ant have two separate animations: walking and attacking</text:p>
            </text:list-item>
          </text:list>
        </text:list-item>
      </text:list>
      <text:p text:style-name="P5"/>
      <text:p text:style-name="P7">3/17/2021:</text:p>
      <text:list xml:id="list2224496166" text:style-name="L8">
        <text:list-item>
          <text:p text:style-name="P15">Implement weapon mods</text:p>
        </text:list-item>
        <text:list-item>
          <text:p text:style-name="P16">Fix bug where world map generation makes no levels</text:p>
        </text:list-item>
      </text:list>
      <text:p text:style-name="P5"/>
      <text:p text:style-name="P6">3/10/2021:</text:p>
      <text:list xml:id="list643566370" text:style-name="L9">
        <text:list-item>
          <text:p text:style-name="P17">Add weapon assemblers</text:p>
        </text:list-item>
        <text:list-item>
          <text:p text:style-name="P28">Incorporate tileset system <text:span text:style-name="T1">(3/13/2021)</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ff00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5-22T17:10:54.736000000</dc:date>
    <meta:editing-duration>P88DT16H22M10S</meta:editing-duration>
    <meta:editing-cycles>121</meta:editing-cycles>
    <meta:generator>LibreOffice/6.3.0.4$Windows_X86_64 LibreOffice_project/057fc023c990d676a43019934386b85b21a9ee99</meta:generator>
    <meta:document-statistic meta:table-count="0" meta:image-count="0" meta:object-count="0" meta:page-count="2" meta:paragraph-count="45" meta:word-count="406" meta:character-count="2528" meta:non-whitespace-character-count="2188"/>
  </office:meta>
</office:document-meta>
</file>